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officeooo:rsid="001ea893" officeooo:paragraph-rsid="001ea893" style:font-weight-asian="bold" style:font-weight-complex="bold"/>
    </style:style>
    <style:style style:name="P2" style:family="paragraph" style:parent-style-name="Standard">
      <style:text-properties fo:font-weight="bold" officeooo:rsid="002329af" officeooo:paragraph-rsid="002329af" style:font-weight-asian="bold" style:font-weight-complex="bold"/>
    </style:style>
    <style:style style:name="P3" style:family="paragraph" style:parent-style-name="Standard">
      <style:text-properties fo:font-weight="bold" officeooo:rsid="0026c34d" officeooo:paragraph-rsid="0026c34d" style:font-weight-asian="bold" style:font-weight-complex="bold"/>
    </style:style>
    <style:style style:name="P4" style:family="paragraph" style:parent-style-name="Standard">
      <style:text-properties fo:font-weight="bold" officeooo:rsid="0027cac2" officeooo:paragraph-rsid="0027cac2" style:font-weight-asian="bold" style:font-weight-complex="bold"/>
    </style:style>
    <style:style style:name="P5" style:family="paragraph" style:parent-style-name="Standard" style:list-style-name="L2">
      <style:text-properties fo:font-weight="bold" officeooo:rsid="0027cac2" officeooo:paragraph-rsid="0027cac2" style:font-weight-asian="bold" style:font-weight-complex="bold"/>
    </style:style>
    <style:style style:name="P6" style:family="paragraph" style:parent-style-name="Standard" style:list-style-name="L3">
      <style:text-properties fo:font-weight="bold" officeooo:rsid="0027cac2" officeooo:paragraph-rsid="0027cac2" style:font-weight-asian="bold" style:font-weight-complex="bold"/>
    </style:style>
    <style:style style:name="P7" style:family="paragraph" style:parent-style-name="Standard">
      <style:text-properties fo:font-weight="bold" officeooo:rsid="002967b6" officeooo:paragraph-rsid="002967b6" style:font-weight-asian="bold" style:font-weight-complex="bold"/>
    </style:style>
    <style:style style:name="P8" style:family="paragraph" style:parent-style-name="Standard">
      <style:text-properties fo:font-weight="bold" officeooo:rsid="002a3998" officeooo:paragraph-rsid="002a3998" style:font-weight-asian="bold" style:font-weight-complex="bold"/>
    </style:style>
    <style:style style:name="P9" style:family="paragraph" style:parent-style-name="Standard">
      <style:text-properties fo:font-weight="bold" officeooo:rsid="002a84d6" officeooo:paragraph-rsid="002a84d6" style:font-weight-asian="bold" style:font-weight-complex="bold"/>
    </style:style>
    <style:style style:name="P10" style:family="paragraph" style:parent-style-name="Standard">
      <style:text-properties fo:font-weight="normal" officeooo:rsid="001ea893" officeooo:paragraph-rsid="001ea893" style:font-weight-asian="normal" style:font-weight-complex="normal"/>
    </style:style>
    <style:style style:name="P11" style:family="paragraph" style:parent-style-name="Standard">
      <style:text-properties fo:font-weight="normal" officeooo:rsid="002329af" officeooo:paragraph-rsid="002329af" style:font-weight-asian="normal" style:font-weight-complex="normal"/>
    </style:style>
    <style:style style:name="P12" style:family="paragraph" style:parent-style-name="Standard">
      <style:text-properties fo:font-weight="normal" officeooo:rsid="00255d63" officeooo:paragraph-rsid="00255d63" style:font-weight-asian="normal" style:font-weight-complex="normal"/>
    </style:style>
    <style:style style:name="P13" style:family="paragraph" style:parent-style-name="Standard">
      <style:text-properties fo:font-weight="normal" officeooo:rsid="0026c34d" officeooo:paragraph-rsid="0026c34d" style:font-weight-asian="normal" style:font-weight-complex="normal"/>
    </style:style>
    <style:style style:name="P14" style:family="paragraph" style:parent-style-name="Standard" style:list-style-name="L1">
      <style:text-properties fo:font-weight="normal" officeooo:rsid="0026c34d" officeooo:paragraph-rsid="0026c34d" style:font-weight-asian="normal" style:font-weight-complex="normal"/>
    </style:style>
    <style:style style:name="P15" style:family="paragraph" style:parent-style-name="Standard">
      <style:text-properties fo:font-weight="normal" officeooo:rsid="0027cac2" officeooo:paragraph-rsid="0027cac2" style:font-weight-asian="normal" style:font-weight-complex="normal"/>
    </style:style>
    <style:style style:name="T1" style:family="text">
      <style:text-properties officeooo:rsid="00207af6"/>
    </style:style>
    <style:style style:name="T2" style:family="text">
      <style:text-properties officeooo:rsid="002226c6"/>
    </style:style>
    <style:style style:name="T3" style:family="text">
      <style:text-properties officeooo:rsid="0024584d"/>
    </style:style>
    <style:style style:name="T4" style:family="text">
      <style:text-properties fo:font-weight="bold" officeooo:rsid="0024584d" style:font-weight-asian="bold" style:font-weight-complex="bold"/>
    </style:style>
    <style:style style:name="T5" style:family="text">
      <style:text-properties fo:font-weight="normal" style:font-weight-asian="normal" style:font-weight-complex="normal"/>
    </style:style>
    <style:style style:name="T6" style:family="text">
      <style:text-properties officeooo:rsid="0026c34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olore addominale non traumatico</text:p>
      <text:p text:style-name="P10">Ecografia: elemento essenziale per la diagnosi in qualunque ambito clinico. <text:span text:style-name="T1">Fa parte della semeiotica strumentale clinica che non richiede l’ambiente radiologico ma può essere applicata ovunque. </text:span><text:span text:style-name="T2">L’ecografia permette di eseguire (tramite la guida di aghi) manovre salvavita per il paziente.</text:span></text:p>
      <text:p text:style-name="P10"/>
      <text:p text:style-name="P2">Cos’è un addome acuto</text:p>
      <text:p text:style-name="P11">Paziente che presenta dolore a rapida insorgenza riferito all’addome.</text:p>
      <text:p text:style-name="P11">I lquadro clinico è prevalentemente caratterizzato dal dolore. Di solito il primo medico a vederlo è il medico di famiglia, a volte il pronto soccorso. <text:span text:style-name="T4">Richiede diagnosi veloce</text:span><text:span text:style-name="T3">. Non necessita necessariamente di intervento chirurgico. Anche se non è chirurgico è necessario follow-up per escludere natura neoplastica.</text:span></text:p>
      <text:p text:style-name="P12">La visita medica inizia con l’incontro tra due sconosciuti, il pazienete ha un problema ed affida la sua salute al medico. Mai aprire il plico delle analisi del paziente. Bisogna sviluppare una critica di ciò che ha fatto il paziente prima. Una volta formata l’idea allora si confronta con il work-up diagnostico del paziente. <text:span text:style-name="T6">Mai accettare passivamente le diagnosi degli altri.</text:span></text:p>
      <text:p text:style-name="P13">10-15% dei casi il dolore addominale deriva da una malattia extra-addominale che si riferisce in sede addominale. es. Frattura lombrare, arresto cardiaco, polmonite, embolia polmonare. </text:p>
      <text:p text:style-name="P13">Divisione “facile” dell’addome: ombelico al centro, 4 quadranti.</text:p>
      <text:p text:style-name="P13">Quando si fa una valutazione medica bisogna scrivere tutto.</text:p>
      <text:p text:style-name="P13">Divisione buona dell’addome: sistema a 9 quadranti.</text:p>
      <text:p text:style-name="P13"/>
      <text:p text:style-name="P3">Dolore:</text:p>
      <text:list text:style-name="L1">
        <text:list-item>
          <text:p text:style-name="P14">Viscerale: diffuso, poco localizzato. Sordo, bruciante, crampi.</text:p>
        </text:list-item>
        <text:list-item>
          <text:p text:style-name="P14">Somatico: più intenso, meglio localizzato.</text:p>
        </text:list-item>
        <text:list-item>
          <text:p text:style-name="P14">Riferito: stesso dermatomo, acuto, meglio localizzato, somiglia al somatico.</text:p>
        </text:list-item>
      </text:list>
      <text:p text:style-name="P15">Es. appendicite che inizia come dolore viscerale e diventa più intenso e localizzato (somatico) mano a mano che l’infiammazione si esteriorizza.</text:p>
      <text:p text:style-name="P15">Infarto intestinale: dolore intenso ma poco localizzato, se si perfore il viscere il dolore è localizzato.</text:p>
      <text:p text:style-name="P15"/>
      <text:p text:style-name="P4">Dolore viscerale: <text:span text:style-name="T5">dipende dall’origine embrionale dell’organo, </text:span></text:p>
      <text:list text:style-name="L2">
        <text:list-item>
          <text:p text:style-name="P5"><text:span text:style-name="T5">Foregut: epigastrio. Arteria celiaca, stomaco e duodeno.</text:span></text:p>
        </text:list-item>
        <text:list-item>
          <text:p text:style-name="P5"><text:span text:style-name="T5">Midgut: Periumbilical. Arteria: Mesenterica superiore. Tenue, parte del colon.</text:span></text:p>
        </text:list-item>
        <text:list-item>
          <text:p text:style-name="P5"><text:span text:style-name="T5">Hindgut: ipogastrio. Arteria: Mesenterica inferiore. Resto del colon.</text:span></text:p>
        </text:list-item>
      </text:list>
      <text:p text:style-name="P4"><text:span text:style-name="T5">Es. diverticolite: inizia come dolore viscerale, continua come dolore localizzato una volta che si perfora.</text:span></text:p>
      <text:p text:style-name="P4"><text:span text:style-name="T5">Perchè esiste il dolore viscerale?</text:span></text:p>
      <text:list text:style-name="L3">
        <text:list-item>
          <text:p text:style-name="P6"><text:span text:style-name="T5">Distensione.</text:span></text:p>
        </text:list-item>
        <text:list-item>
          <text:p text:style-name="P6"><text:span text:style-name="T5">Trazione.</text:span></text:p>
        </text:list-item>
        <text:list-item>
          <text:p text:style-name="P6"><text:span text:style-name="T5">Spasmo muscolare viscerale.</text:span></text:p>
        </text:list-item>
        <text:list-item>
          <text:p text:style-name="P6"><text:span text:style-name="T5">Ischemia.</text:span></text:p>
        </text:list-item>
        <text:list-item>
          <text:p text:style-name="P6"><text:span text:style-name="T5">Chimico (causa infiammazione del peritoneo, es. perforazione ulcera peptica).</text:span></text:p>
        </text:list-item>
        <text:list-item>
          <text:p text:style-name="P6"><text:span text:style-name="T5">Infiammazione del peritoneo.</text:span></text:p>
        </text:list-item>
      </text:list>
      <text:p text:style-name="P4"><text:span text:style-name="T5">Spesso associato con nausea o vomito.</text:span></text:p>
      <text:p text:style-name="P4"><text:span text:style-name="T5">Nel caso di infarto intestinale il dolore è estremo ma l’addome si presenta trattabile (palpabile) si diagnostica perché il dolore è troppo intenso per come si presenta il quadro clinico.</text:span></text:p>
      <text:p text:style-name="P4"><text:span text:style-name="T5"/></text:p>
      <text:p text:style-name="P4">Dolore somatico: <text:span text:style-name="T5">Preciso, contatto di organo che ha superficializzato la sua malattia con il peritoneo.</text:span></text:p>
      <text:p text:style-name="P4"><text:span text:style-name="T5"/></text:p>
      <text:p text:style-name="P7"><text:span text:style-name="T5">Le cellule dell’epitelio si presentano “pelose” ovvero ricche di villi perché il peritoneo è una membrana che ha attività di produzione e riassorbimento di liquido.</text:span></text:p>
      <text:p text:style-name="P8"><text:soft-page-break/><text:span text:style-name="T5">Il peritoneo è sensibile al dolore.</text:span></text:p>
      <text:p text:style-name="P8"><text:span text:style-name="T5">Le palpazioni si fanno con la mano a piatto. In caso di peritonite l’addome si presenta rigido (rispetto all’addome controlaterale, da cui si inizia sempre la visita, mai dove il paziente accusa dolore. La contrazione riflessa è presenta solo dalla parte della peritoite), il paziente si difende (oltre alla contrazione riflessa il paziente contrae ulteriormente a causa del dolore), iperestesia (aumentata percezione del dolore).</text:span></text:p>
      <text:p text:style-name="P8"><text:span text:style-name="T5">Siccome la parete è innervata monolateralmente la percezione del dolore è localizzata, non più centrale come nel dolore viscerale. Dolore esacerbato dalla contrazione addominale e dalla palpazione.</text:span></text:p>
      <text:p text:style-name="P8"><text:span text:style-name="T5">Rebound: ulteriore segno di peritonite, quando si fa la palpazione e si lascia improvvisamente si ha forte dolore a causa dell’appendice che va a sbattere contro la parete addominale anteriore (segno di Blumberg).</text:span></text:p>
      <text:p text:style-name="P8"><text:span text:style-name="T5">In caso di infiammazioni addominali le strutture circostanti vengono attratte verso la zona danneggiata per contenere il danno e trasformare la lesione in una lesione coperta. Già i romani sapevano che nelle ferite all’addome avevano speranza di sopravvivenza solo quelli che non avevano anse intestinali esposte.</text:span></text:p>
      <text:p text:style-name="P9"><text:span text:style-name="T5">Peritonite: paziente chirurgico per eccellenza.</text:span></text:p>
      <text:p text:style-name="P9">Segno di Giordano: <text:span text:style-name="T5">Mano a piatto e colpita con l’altra mano, si evoca dolore in caso di nefrite o altra infiammazione del rene.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16T12:02:18.866466127</meta:creation-date>
    <dc:date>2023-10-16T13:24:49.257779267</dc:date>
    <meta:editing-duration>PT1H22M46S</meta:editing-duration>
    <meta:editing-cycles>11</meta:editing-cycles>
    <meta:generator>LibreOffice/7.5.7.1$Linux_X86_64 LibreOffice_project/50$Build-1</meta:generator>
    <meta:document-statistic meta:table-count="0" meta:image-count="0" meta:object-count="0" meta:page-count="2" meta:paragraph-count="39" meta:word-count="632" meta:character-count="4340" meta:non-whitespace-character-count="3756"/>
  </office:meta>
</office:document-meta>
</file>